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4ecb" officeooo:paragraph-rsid="00084ecb" style:font-size-asian="18pt" style:font-size-complex="18pt"/>
    </style:style>
    <style:style style:name="P2" style:family="paragraph" style:parent-style-name="Standard">
      <style:text-properties fo:font-size="12pt" officeooo:rsid="00084ecb" officeooo:paragraph-rsid="00084ec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84ecb" officeooo:paragraph-rsid="00084ecb" style:font-size-asian="24pt" style:font-size-complex="24pt"/>
    </style:style>
    <style:style style:name="P4" style:family="paragraph" style:parent-style-name="Standard">
      <style:text-properties fo:font-size="14pt" officeooo:rsid="00084ecb" officeooo:paragraph-rsid="00084ecb" style:font-size-asian="14pt" style:font-size-complex="14pt"/>
    </style:style>
    <style:style style:name="P5" style:family="paragraph" style:parent-style-name="Standard">
      <style:text-properties fo:font-size="14pt" officeooo:rsid="000aa650" officeooo:paragraph-rsid="000aa650" style:font-size-asian="14pt" style:font-size-complex="14pt"/>
    </style:style>
    <style:style style:name="P6" style:family="paragraph" style:parent-style-name="Standard">
      <style:text-properties fo:font-size="14pt" officeooo:rsid="0009a96b" officeooo:paragraph-rsid="0009a96b" style:font-size-asian="12.25pt" style:font-size-complex="14pt"/>
    </style:style>
    <style:style style:name="P7" style:family="paragraph" style:parent-style-name="Standard">
      <style:text-properties fo:font-size="14pt" officeooo:rsid="000a9196" officeooo:paragraph-rsid="000a9196" style:font-size-asian="12.25pt" style:font-size-complex="14pt"/>
    </style:style>
    <style:style style:name="P8" style:family="paragraph" style:parent-style-name="Standard">
      <style:text-properties fo:font-size="14pt" officeooo:rsid="000aa650" officeooo:paragraph-rsid="000aa650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aa650" officeooo:paragraph-rsid="000aa65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aa650" officeooo:paragraph-rsid="000aa650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aa650" officeooo:paragraph-rsid="000aa650" style:font-size-asian="12.25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size-asian="15.7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084ecb" style:font-size-asian="24pt" style:font-size-complex="2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9a96b" style:font-size-asian="12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ção: </text:p>
      <text:p text:style-name="P4"/>
      <text:p text:style-name="P4">De maneira bem simples, um compilador é um programa de computador que recebe um arquivo de entrada denominado “programa fonte” realiza uma série de análises e caso haja sucesso em todas as análises é gerado um outro arquivo correspondente denominado “programa alvo”, caso contrário é gerado erro.</text:p>
      <text:p text:style-name="P1"><text:span text:style-name="T1"/></text:p>
      <text:p text:style-name="P1"><text:span text:style-name="T1"/></text:p>
      <text:p text:style-name="P3">IMAGEM 1</text:p>
      <text:p text:style-name="P1"><text:span text:style-name="T2"/></text:p>
      <text:p text:style-name="P4"><text:span text:style-name="T3">Programa fonte:</text:span> O programa fonte são arquivos escritos na linguagem de programação x, que será compilador em um compilador próprio para a linguagem x.</text:p>
      <text:p text:style-name="P4"/>
      <text:p text:style-name="P4">Todos os elementos <text:s/>da linguagem presentes no código fonte são denominados “símbolos” que são elementos únicos e indivisíveis. Qualquer outro símbolo que não pertence a linguagem é considerado inválido. Estes símbolos fazem parte do alfabeto (Sigma) da linguagem, na <text:span text:style-name="T3">imagem 2</text:span> <text:s/>temos o exemplo de um conjunto de símbolos (Alfabeto) da linguagem C.</text:p>
      <text:p text:style-name="P2"/>
      <text:p text:style-name="P2"><text:tab/><text:span text:style-name="T4">Sigma = {if , else , for , + , - , id , const , …}</text:span></text:p>
      <text:p text:style-name="P2"><text:span text:style-name="T4"/></text:p>
      <text:p text:style-name="P5">O alfabeto (Sigma) é um conjunto de n símbolos de uma linguagem x. <text:span text:style-name="T7">Este conjunto de símbolos possuí todos os elementos válidos da linguagem, ou seja, aquilo que a linguagem permite está presente neste conjunto.</text:span></text:p>
      <text:p text:style-name="P6"/>
      <text:p text:style-name="P7">Para reforçar os símbolos são elementos indivisíveis da linguagem, que fazem parte do conjunto denominado alfabeto, representado por (Sigma). Fazendo uma analogia, um símbolo da linguagem de programação é como uma letra de uma linguagem comum que falamos, que fazem parte do alfabeto.</text:p>
      <text:p text:style-name="P7"/>
      <text:p text:style-name="P8">Na implementação do compilador, os símbolos da linguagem são estruturas que possuem uma série de informações como: lexema, token, classe, endereço, padrão de formação e descrição.</text:p>
      <text:p text:style-name="P8"/>
      <text:p text:style-name="P9"><text:span text:style-name="T5">IMAGEM </text:span><text:span text:style-name="T4">2</text:span></text:p>
      <text:p text:style-name="P10">Nesta sessão serão definidos os lexemas, tokens, padrão de formação e descrição. As classes e os endereços serão abordados nos CAPÍTULOS 7 E 8. </text:p>
      <text:p text:style-name="P10"><text:span text:style-name="T4"/></text:p>
      <text:p text:style-name="P11">Token: <text:span text:style-name="T6">Um token é um elemento do alfabeto (Sigma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13:51:51.644000000</meta:creation-date>
    <dc:date>2020-06-22T15:25:43.488000000</dc:date>
    <meta:editing-duration>PT52M47S</meta:editing-duration>
    <meta:editing-cycles>1</meta:editing-cycles>
    <meta:document-statistic meta:table-count="0" meta:image-count="0" meta:object-count="0" meta:page-count="1" meta:paragraph-count="12" meta:word-count="283" meta:character-count="1737" meta:non-whitespace-character-count="1461"/>
    <meta:generator>LibreOffice/6.3.4.2$Windows_X86_64 LibreOffice_project/60da17e045e08f1793c57c00ba83cdfce946d0aa</meta:generator>
  </office:meta>
</office:document-meta>
</file>